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8120000012DFFC99A24.svm" manifest:media-type=""/>
  <manifest:file-entry manifest:full-path="Pictures/20000001000007140000012D0EAC1E06.svm" manifest:media-type=""/>
  <manifest:file-entry manifest:full-path="Pictures/20000001000000AA000000F2DDB2618B.svm" manifest:media-type=""/>
  <manifest:file-entry manifest:full-path="Pictures/200000010000017000000129D9D0866D.svm" manifest:media-type=""/>
  <manifest:file-entry manifest:full-path="Pictures/20000001000001460000012D44DF3825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=I_D-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+{} \hspace{0.55cm}V_F \hspace{0.5cm}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style:font-name="Jameel Noori Nastaleeq" style:font-name-complex="Jameel Noori Nastaleeq"/>
    </style:style>
    <style:style style:name="P4" style:family="paragraph">
      <style:text-properties style:font-name="Jameel Noori Nastaleeq" fo:font-size="12pt" style:font-size-asian="12pt" style:font-name-complex="Jameel Noori Nastaleeq" style:font-size-complex="12pt"/>
    </style:style>
    <style:style style:name="P5" style:family="paragraph">
      <style:paragraph-properties fo:text-align="center"/>
      <style:text-properties style:font-name="XB Tabriz"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701cm" svg:height="1.878cm" svg:x="1.33cm" svg:y="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3cm" svg:height="1.878cm" svg:x="1.113cm" svg:y="1.4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3cm" svg:height="1.878cm" svg:x="5.029cm" svg:y="1.4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.161cm" svg:y1="2.409cm" svg:x2="0.53cm" svg:y2="2.409cm">
            <text:p/>
          </draw:line>
          <draw:line draw:style-name="gr3" draw:text-style-name="P1" draw:layer="layout" svg:x1="5.802cm" svg:y1="2.371cm" svg:x2="5.171cm" svg:y2="2.371cm">
            <text:p/>
          </draw:line>
          <draw:line draw:style-name="gr4" draw:text-style-name="P1" draw:layer="layout" svg:x1="3.221cm" svg:y1="1.42cm" svg:x2="3.221cm" svg:y2="3.301cm">
            <text:p/>
          </draw:line>
        </draw:g>
        <draw:frame draw:style-name="gr5" draw:text-style-name="P2" draw:layer="layout" svg:width="2.165cm" svg:height="2.183cm" svg:x="1.241cm" svg:y="1.292cm">
          <draw:text-box>
            <text:p><text:span text:style-name="T1">+ + + + + + <text:s/>-</text:span></text:p>
            <text:p><text:span text:style-name="T1">+ + + + + + <text:s/>-</text:span></text:p>
            <text:p><text:span text:style-name="T1">+ + + + + + <text:s/>-</text:span></text:p>
            <text:p><text:span text:style-name="T1">+ + + + + + <text:s/>-</text:span></text:p>
            <text:p><text:span text:style-name="T1">+ + + + + + <text:s/>-</text:span></text:p>
            <text:p><text:span text:style-name="T1">+ + + + + + <text:s/>-</text:span></text:p>
          </draw:text-box>
          <draw:glue-point draw:id="4" svg:x="-1.357cm" svg:y="-2.575cm"/>
        </draw:frame>
        <draw:frame draw:style-name="gr6" draw:text-style-name="P2" draw:layer="layout" svg:width="1.937cm" svg:height="2.183cm" svg:x="3.1cm" svg:y="1.254cm">
          <draw:text-box>
            <text:p><text:span text:style-name="T1">+ <text:s/>- <text:s/>- <text:s/>- <text:s/>- <text:s/>-</text:span></text:p>
            <text:p><text:span text:style-name="T1">+ <text:s/>- <text:s/>- <text:s/>- <text:s/>- <text:s/>-</text:span></text:p>
            <text:p><text:span text:style-name="T1">+ <text:s/>- <text:s/>- <text:s/>- <text:s/>- <text:s/>-</text:span></text:p>
            <text:p><text:span text:style-name="T1">+ <text:s/>- <text:s/>- <text:s/>- <text:s/>- <text:s/>-</text:span></text:p>
            <text:p><text:span text:style-name="T1">+ <text:s/>- <text:s/>- <text:s/>- <text:s/>- <text:s/>-</text:span></text:p>
            <text:p><text:span text:style-name="T1">+ <text:s/>- <text:s/>- <text:s/>- <text:s/>- <text:s/>-</text:span></text:p>
          </draw:text-box>
          <draw:glue-point draw:id="4" svg:x="0.366cm" svg:y="-2.125cm"/>
        </draw:frame>
        <draw:custom-shape draw:style-name="gr1" draw:text-style-name="P1" draw:layer="layout" svg:width="0.182cm" svg:height="0.182cm" svg:x="3.002cm" svg:y="1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998cm" svg:y="1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001cm" svg:y="2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002cm" svg:y="2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002cm" svg:y="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007cm" svg:y="3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" draw:id="id2" draw:layer="layout" svg:width="0.826cm" svg:height="0.826cm" svg:x="2.738cm" svg:y="4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569cm" svg:y1="5.131cm" svg:x2="5.814cm" svg:y2="5.131cm">
          <text:p/>
        </draw:line>
        <draw:line draw:style-name="gr4" draw:text-style-name="P1" draw:layer="layout" svg:x1="5.812cm" svg:y1="2.359cm" svg:x2="5.812cm" svg:y2="5.126cm">
          <text:p/>
        </draw:line>
        <draw:line draw:style-name="gr4" draw:text-style-name="P1" draw:layer="layout" svg:x1="0.533cm" svg:y1="2.397cm" svg:x2="0.533cm" svg:y2="5.117cm">
          <text:p/>
        </draw:line>
        <draw:line draw:style-name="gr4" draw:text-style-name="P1" draw:layer="layout" svg:x1="0.53cm" svg:y1="5.116cm" svg:x2="2.731cm" svg:y2="5.116cm">
          <text:p/>
        </draw:line>
        <draw:line draw:style-name="gr8" draw:text-style-name="P1" draw:layer="layout" svg:x1="3.47cm" svg:y1="5.128cm" svg:x2="2.851cm" svg:y2="5.128cm">
          <text:p/>
        </draw:line>
        <draw:line draw:style-name="gr9" draw:text-style-name="P1" draw:layer="layout" svg:x1="2.383cm" svg:y1="1.048cm" svg:x2="3.955cm" svg:y2="1.048cm">
          <text:p/>
        </draw:line>
        <draw:line draw:style-name="gr9" draw:text-style-name="P1" draw:layer="layout" svg:x1="3.682cm" svg:y1="0.71cm" svg:x2="2.606cm" svg:y2="0.71cm">
          <text:p/>
        </draw:line>
        <draw:custom-shape draw:style-name="gr1" draw:text-style-name="P1" draw:layer="layout" svg:width="0.182cm" svg:height="0.182cm" svg:x="3.334cm" svg:y="1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339cm" svg:y="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34cm" svg:y="2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339cm" svg:y="2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343cm" svg:y="2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339cm" svg:y="3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0.39cm" svg:height="0.36cm" svg:x="3.795cm" svg:y="0.496cm">
          <draw:image xlink:href="Pictures/20000001000001460000012D44DF3825.svm" xlink:type="simple" xlink:show="embed" xlink:actuate="onLoad">
            <text:p/>
          </draw:image>
        </draw:frame>
        <draw:frame draw:style-name="gr11" draw:text-style-name="P1" draw:layer="layout" svg:width="0.44cm" svg:height="0.355cm" svg:x="1.862cm" svg:y="0.832cm">
          <draw:image xlink:href="Pictures/200000010000017000000129D9D0866D.svm" xlink:type="simple" xlink:show="embed" xlink:actuate="onLoad">
            <text:p/>
          </draw:image>
        </draw:frame>
        <draw:frame draw:style-name="gr12" draw:text-style-name="P1" draw:layer="layout" svg:width="0.203cm" svg:height="0.289cm" svg:x="3.069cm" svg:y="5.669cm">
          <draw:image xlink:href="Pictures/20000001000000AA000000F2DDB2618B.svm" xlink:type="simple" xlink:show="embed" xlink:actuate="onLoad">
            <text:p/>
          </draw:image>
        </draw:frame>
        <draw:frame draw:style-name="gr13" draw:text-style-name="P1" draw:layer="layout" svg:width="2.173cm" svg:height="0.36cm" svg:x="6.051cm" svg:y="0.454cm">
          <draw:image xlink:href="Pictures/20000001000007140000012D0EAC1E06.svm" xlink:type="simple" xlink:show="embed" xlink:actuate="onLoad">
            <text:p/>
          </draw:image>
        </draw:frame>
        <draw:frame draw:style-name="gr6" draw:text-style-name="P4" xml:id="id1" draw:id="id1" draw:layer="layout" svg:width="1.548cm" svg:height="0.848cm" svg:x="4.398cm" svg:y="5.233cm">
          <draw:text-box>
            <text:p text:style-name="P3"><text:span text:style-name="T2">منبع برقی رو</text:span></text:p>
          </draw:text-box>
        </draw:frame>
        <draw:connector draw:style-name="gr9" draw:text-style-name="P5" draw:layer="layout" draw:type="curve" svg:x1="4.398cm" svg:y1="5.657cm" svg:x2="3.443cm" svg:y2="5.411cm" draw:start-shape="id1" draw:start-glue-point="3" draw:end-shape="id2" draw:end-glue-point="9" svg:d="M4398 5657c-637 0-955-82-955-246" svg:viewBox="0 0 956 247">
          <text:p/>
        </draw:connector>
        <draw:frame draw:style-name="gr14" draw:text-style-name="P1" draw:layer="layout" svg:width="2.478cm" svg:height="0.36cm" svg:x="2.028cm" svg:y="3.421cm">
          <draw:image xlink:href="Pictures/20000001000008120000012DFFC99A2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49:00.727221111</dc:date>
    <meta:editing-duration>PT5M32S</meta:editing-duration>
    <meta:editing-cycles>3</meta:editing-cycles>
    <meta:generator>LibreOffice/4.2.8.2$Linux_x86 LibreOffice_project/420m0$Build-2</meta:generator>
    <meta:document-statistic meta:object-count="36"/>
  </office:meta>
</office:document-meta>
</file>